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15b1" officeooo:paragraph-rsid="001515b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quirements:</text:p>
      <text:p text:style-name="P1">Erstellt werden soll eine Cocktail App, in der der Nutzer die vorhandenen Zutaten markieren kann und ob er bereit dazu ist Zutaten einzukaufen. Basierend auf diesen Nutzereingaben werden dem Nutzer dann entsprechende Cocktails angezeigt.</text:p>
      <text:p text:style-name="P1">Sind keine Cocktails mit den vorhandenen Zutaten zu mixen, so wird eine entsprechende Fehlermeldung gezeigt.</text:p>
      <text:p text:style-name="P1">Die Cocktail App soll 3 verschiedene Views haben. Diese sind:</text:p>
      <text:p text:style-name="P1">- Auswahl der Zutaten</text:p>
      <text:p text:style-name="P1">- Auswahl der Cocktails</text:p>
      <text:p text:style-name="P1">- Rezept</text:p>
      <text:p text:style-name="P1"/>
      <text:p text:style-name="P1">Genutzt werden sollen:</text:p>
      <text:p text:style-name="P1">- Material UI</text:p>
      <text:p text:style-name="P1">- Router</text:p>
      <text:p text:style-name="P1">- State</text:p>
      <text:p text:style-name="P1">- Class based und Functional Components</text:p>
      <text:p text:style-name="P1">- Props</text:p>
      <text:p text:style-name="P1">- Eine Art Navigation</text:p>
      <text:p text:style-name="P1"/>
      <text:p text:style-name="P1">Der Code soll sauber kommentiert sein und Components, Functions und Variablen sollen geeignete Namen habe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01T14:04:54.302143684</meta:creation-date>
    <dc:date>2020-03-01T14:13:48.255880868</dc:date>
    <meta:editing-duration>PT8M54S</meta:editing-duration>
    <meta:editing-cycles>1</meta:editing-cycles>
    <meta:document-statistic meta:table-count="0" meta:image-count="0" meta:object-count="0" meta:page-count="1" meta:paragraph-count="15" meta:word-count="107" meta:character-count="695" meta:non-whitespace-character-count="603"/>
    <meta:generator>LibreOffice/6.3.4.2$Linux_X86_64 LibreOffice_project/30$Build-2</meta:generator>
  </office:meta>
</office:document-meta>
</file>